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5in" fo:margin-bottom="0.0835in" fo:text-align="center"/>
      <style:text-properties style:font-name="Times" fo:font-size="28.0pt"/>
    </style:style>
    <style:style style:name="P2" style:family="paragraph" style:parent-style-name="Standard">
      <style:paragraph-properties fo:margin-bottom="0.0972in" fo:text-align="center" fo:line-height="120%"/>
      <style:text-properties style:font-name="Times" fo:font-size="18.0pt"/>
    </style:style>
    <style:style style:name="P3" style:family="paragraph" style:parent-style-name="Standard">
      <style:paragraph-properties fo:margin-top="0.1390in" fo:margin-bottom="0.0835in"/>
      <style:text-properties style:font-name="Times" fo:font-size="12.0pt"/>
    </style:style>
    <style:style style:name="P4" style:family="paragraph" style:parent-style-name="Standard">
      <style:paragraph-properties fo:margin-bottom="0.0972in" fo:line-height="120%"/>
      <style:text-properties style:font-name="Times" fo:font-size="12.0pt"/>
    </style:style>
    <style:style style:name="P5" style:family="paragraph" style:parent-style-name="Standard">
      <style:text-properties style:font-name="Times" fo:font-size="12.0pt"/>
    </style:style>
    <style:style style:name="P6" style:family="paragraph" style:parent-style-name="Standard">
      <style:paragraph-properties style:line-height-at-least="0.2222in"/>
      <style:text-properties style:font-name="Times"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fo:font-style="italic" fo:font-style-asian="italic" fo:font-style-complex="italic"/>
    </style:style>
    <style:style style:name="T4" style:family="text">
      <style:text-properties fo:font-weight="bold" fo:font-weight-asian="bold" fo:font-weight-complex="bold" style:text-underline-style="solid" style:text-underline-color="#000000"/>
    </style:style>
    <style:style style:name="TableColumn1" style:family="table-column">
      <style:table-column-properties style:column-width="3.4625in" style:rel-column-width="32767*"/>
    </style:style>
  </office:automatic-styles>
  <office:body>
    <office:text>
      <text:p text:style-name="P1"><text:span text:style-name="T1">Current Trends of </text:span></text:p>
      <text:p text:style-name="P1"><text:span text:style-name="T1">Artificial Intelligence</text:span></text:p>
      <text:p text:style-name="P2"><text:span text:style-name="T1">Phase 2</text:span></text:p>
      <text:p text:style-name="P3"><text:span text:style-name="T2">Progress</text:span></text:p>
      <text:p text:style-name="P3">In this phase we focused more on the use of our tree-structure. We decided to do research towards the <text:span text:style-name="T3">Note Duration</text:span><text:s/>and <text:span text:style-name="T3">Note Patterns. </text:span>For the Note Duration we constructed again a frequency matrix with all the possible note durations as a feature (i.e 16th, eighth, quarter, half…) and used this as learn our algorithm the classification. The Note Patterns is another approach, we tried in this phase. We tried to look for note patterns and there corresponded with certain artists, genres, … Before using these patterns as a feature, we filtered the patterns by occurrence and length ( Top 100 and minimum length = 3 ) . Also we looked only for patterns within the measures.</text:p>
      <text:p text:style-name="P3"><text:span text:style-name="T2">Results</text:span></text:p>
      <text:p text:style-name="P4"><text:span text:style-name="T1">Note Frequency (Old Best Result)</text:span></text:p>
      <text:p text:style-name="P5">Error performance (lower is better)<text:line-break/>-----------------------------------<text:line-break/>Performer prediction 29;29;27;29;31 =&gt; 145<text:line-break/>Instrument prediction 20;21;21;21;21 =&gt; 104<text:line-break/>Style prediction 24;25;24;23;23 =&gt; 119<text:line-break/>Year prediction 532;547;498;507;539 =&gt; 2623<text:line-break/>Tempo prediction 2662.2;2238;3114.1;2416.3;2227.6 =&gt; 12658.2</text:p>
      <text:p text:style-name="P4"/>
      <text:p text:style-name="P4"><text:span text:style-name="T1">Note Duration</text:span></text:p>
      <text:p text:style-name="P5">Error performance (lower is better)<text:line-break/>-----------------------------------<text:line-break/>Performer prediction<text:tab/>35;34;34;33;35 =&gt; 171</text:p>
      <text:p text:style-name="P5">Instrument prediction<text:tab/>20;21;21;21;21 =&gt; 104</text:p>
      <text:p text:style-name="P5">Style prediction<text:tab/>24;25;24;23;23 =&gt; 119</text:p>
      <text:p text:style-name="P5">Year prediction<text:tab/>532;518;498;507;539 =&gt; 2594</text:p>
      <text:p text:style-name="P5">Tempo prediction<text:tab/>3223.6;2199.5;3216.9;2646.8;2451.9 =&gt; 13738.7</text:p>
      <text:p text:style-name="P5"/>
      <text:p text:style-name="P5">We noticed immediately is the same results for the Style and Instrument Prediction.</text:p>
      <text:p text:style-name="P5">After taking a look closer to the data we saw that both prediction algorithms predict for all Styles <text:span text:style-name="T3">Postbop</text:span><text:s/>and instruments <text:span text:style-name="T3">ts, </text:span>which is the reason of this result.</text:p>
      <text:p text:style-name="P5"/>
      <text:p text:style-name="P5">We see a small improvement for the year predictions, but there is no general improvement.</text:p>
      <text:p text:style-name="P4"/>
      <text:p text:style-name="P4"><text:span text:style-name="T1">Note Pattern</text:span></text:p>
      <text:p text:style-name="P6">Error performance (lower is better)</text:p>
      <text:p text:style-name="P6">-----------------------------------</text:p>
      <text:p text:style-name="P6">Performer prediction    28;30;29;30;31 =&gt; 148</text:p>
      <text:p text:style-name="P6">Instrument prediction    17;18;17;19;18 =&gt; 89</text:p>
      <text:p text:style-name="P6">Style prediction    23;24;22;22;19 =&gt; 110</text:p>
      <text:p text:style-name="P6">Year prediction        510;523;466;515;564 =&gt; 2578</text:p>
      <text:p text:style-name="P6">Tempo prediction    2963.2;2357.9;2953.7;2796.8;2565.7 =&gt; 13637.3</text:p>
      <text:p text:style-name="P5"/>
      <text:p text:style-name="P5">This results are also interesting . We see an improvement for the Instrument,Year, Style Predictions. Certainly an improvement.</text:p>
      <text:p text:style-name="P5"/>
      <text:p text:style-name="P5"/>
      <text:p text:style-name="P5"><text:span text:style-name="T4">Best Results for the Moment</text:span></text:p>
      <text:p text:style-name="P5"><text:span text:style-name="T4"/></text:p>
      <text:p text:style-name="P6">Error performance (lower is better)</text:p>
      <text:p text:style-name="P6">-----------------------------------</text:p>
      <text:p text:style-name="P5">Performer prediction 29;29;27;29;31 =&gt; 145 <text:span text:style-name="T3">(Note Frequency)</text:span></text:p>
      <text:p text:style-name="P6">Instrument prediction    17;18;17;19;18 =&gt; 89 <text:span text:style-name="T3">(Note Pattern)</text:span></text:p>
      <text:p text:style-name="P6">Style prediction    23;24;22;22;19 =&gt; 110 <text:s/><text:span text:style-name="T3">(Note Pattern)</text:span></text:p>
      <text:p text:style-name="P6">Year prediction        510;523;466;515;564 =&gt; 2578 <text:s/><text:span text:style-name="T3">(Note Pattern)</text:span></text:p>
      <text:p text:style-name="P5">Tempo prediction 2662.2;2238;3114.1;2416.3;2227.6 =&gt; 12658.2 <text:span text:style-name="T3">(Note Frequency)</text:span></text:p>
      <text:p text:style-name="P5"/>
      <text:p text:style-name="P5"><text:span text:style-name="T4">Future Plans</text:span></text:p>
      <text:p text:style-name="P5"/>
      <text:p text:style-name="P5">Combine all the best results in one program and try contrast pattern mining. We will also try to improve the tempo and year prediction with the use of lineair regression.</text:p>
      <text:p text:style-name="P3"><text:span text:style-name="T2">To run the code</text:span></text:p>
      <text:p text:style-name="P4">Run the following command to install all necessary libraries:</text:p>
      <text:p text:style-name="P4">pip install -r requirements.txt</text:p>
      <text:p text:style-name="P4">To run the program, use command:</text:p>
      <text:p text:style-name="P4">perl crossvalidate.pl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